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Predeterminado"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fo:font-style="italic" style:font-style-asian="italic" style:font-style-complex="italic"/>
    </style:style>
    <style:style style:name="P2" style:family="paragraph" style:parent-style-name="Footnote">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fo:break-before="page"/>
    </style:style>
    <style:style style:name="P11" style:family="paragraph" style:parent-style-name="Standard" style:list-style-name="L2">
      <style:text-properties fo:font-style="normal" style:font-style-asian="normal" style:font-style-complex="normal"/>
    </style:style>
    <style:style style:name="P12" style:family="paragraph" style:parent-style-name="Standard">
      <style:paragraph-properties fo:text-align="justify" style:justify-single-word="false"/>
      <style:text-properties fo:font-style="normal" style:font-style-asian="normal" style:font-style-complex="normal"/>
    </style:style>
    <style:style style:name="P13" style:family="paragraph" style:parent-style-name="Standard" style:list-style-name="L3">
      <style:paragraph-properties fo:text-align="justify" style:justify-single-word="false"/>
      <style:text-properties fo:font-style="normal" style:font-style-asian="normal" style:font-style-complex="normal"/>
    </style:style>
    <style:style style:name="P14" style:family="paragraph" style:parent-style-name="Standard" style:list-style-name="L4">
      <style:paragraph-properties fo:text-align="justify" style:justify-single-word="false"/>
      <style:text-properties fo:font-style="normal" style:font-style-asian="normal" style:font-style-complex="normal"/>
    </style:style>
    <style:style style:name="P15" style:family="paragraph" style:parent-style-name="Standard" style:list-style-name="L8">
      <style:paragraph-properties fo:text-align="justify" style:justify-single-word="false"/>
      <style:text-properties fo:font-style="normal" style:font-style-asian="normal" style:font-style-complex="normal"/>
    </style:style>
    <style:style style:name="P16" style:family="paragraph" style:parent-style-name="Standard" style:list-style-name="L6">
      <style:text-properties fo:font-style="normal" style:font-style-asian="normal" style:font-style-complex="normal"/>
    </style:style>
    <style:style style:name="P17" style:family="paragraph" style:parent-style-name="Standard" style:list-style-name="L7">
      <style:paragraph-properties fo:text-align="center" style:justify-single-word="false"/>
      <style:text-properties fo:font-style="normal" style:font-style-asian="normal" style:font-style-complex="normal"/>
    </style:style>
    <style:style style:name="P18" style:family="paragraph" style:parent-style-name="Standard" style:list-style-name="L1">
      <style:text-properties fo:font-style="normal"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style>
    <style:style style:name="P20" style:family="paragraph" style:parent-style-name="Standard" style:list-style-name="L4">
      <style:paragraph-properties fo:text-align="justify" style:justify-single-word="false"/>
    </style:style>
    <style:style style:name="P21" style:family="paragraph" style:parent-style-name="Standard">
      <style:text-properties fo:font-style="italic" style:font-style-asian="italic" style:font-style-complex="italic"/>
    </style:style>
    <style:style style:name="P22" style:family="paragraph" style:parent-style-name="Standard">
      <style:paragraph-properties fo:text-align="center" style:justify-single-word="false"/>
      <style:text-properties fo:font-style="italic" style:font-style-asian="italic" style:font-style-complex="italic"/>
    </style:style>
    <style:style style:name="P23" style:family="paragraph" style:parent-style-name="Standard">
      <style:paragraph-properties fo:text-align="justify" style:justify-single-word="false"/>
      <style:text-properties fo:font-style="italic" style:font-style-asian="italic" style:font-style-complex="italic"/>
    </style:style>
    <style:style style:name="P24" style:family="paragraph" style:parent-style-name="Standard" style:list-style-name="L8">
      <style:paragraph-properties fo:text-align="justify" style:justify-single-word="false"/>
      <style:text-properties fo:font-style="italic" style:font-style-asian="italic" style:font-style-complex="italic"/>
    </style:style>
    <style:style style:name="P25" style:family="paragraph" style:parent-style-name="Standard" style:list-style-name="L1">
      <style:text-properties fo:font-weight="bold" style:font-weight-asian="bold" style:font-weight-complex="bold"/>
    </style:style>
    <style:style style:name="P26" style:family="paragraph" style:parent-style-name="Standard">
      <style:paragraph-properties fo:margin-left="2.501cm" fo:margin-right="0cm" fo:text-indent="-0.635cm" style:auto-text-indent="false"/>
      <style:text-properties fo:font-style="normal" style:font-style-asian="normal" style:font-style-complex="normal"/>
    </style:style>
    <style:style style:name="P27" style:family="paragraph" style:parent-style-name="Standard" style:list-style-name="L5">
      <style:paragraph-properties fo:margin-left="2.501cm" fo:margin-right="0cm" fo:text-align="justify" style:justify-single-word="false" fo:text-indent="-0.635cm" style:auto-text-indent="false"/>
      <style:text-properties fo:font-style="normal" style:font-style-asian="normal" style:font-style-complex="normal"/>
    </style:style>
    <style:style style:name="P28" style:family="paragraph" style:parent-style-name="Standard" style:list-style-name="L5">
      <style:paragraph-properties fo:margin-left="2.501cm" fo:margin-right="0cm" fo:text-indent="-0.635cm" style:auto-text-indent="false"/>
      <style:text-properties fo:font-style="normal" style:font-style-asian="normal" style:font-style-complex="normal"/>
    </style:style>
    <style:style style:name="P29" style:family="paragraph" style:parent-style-name="Footnote">
      <style:paragraph-properties fo:text-align="justify" style:justify-single-word="false"/>
    </style:style>
    <style:style style:name="P30" style:family="paragraph" style:parent-style-name="Footnot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acas, 7 de Diciembre de 2012</text:p>
      <text:p text:style-name="P3">Escuela de Filosofía, Seminario <text:span text:style-name="T1">Deleuze y Cine</text:span></text:p>
      <text:p text:style-name="P9">2do Ensayo</text:p>
      <text:p text:style-name="P3">Guillermo Lengemann</text:p>
      <text:p text:style-name="P3">C.I 24.656.624</text:p>
      <text:p text:style-name="Standard"/>
      <text:list xml:id="list12888818941" text:style-name="L1">
        <text:list-item>
          <text:p text:style-name="P25">¿Como se ubican las nociones de cuadro plano y montaje en el marco conceptual de las tesis de <text:span text:style-name="T1">Bergson?</text:span></text:p>
        </text:list-item>
      </text:list>
      <text:p text:style-name="P6"/>
      <text:p text:style-name="P5">Las tesis de <text:span text:style-name="T1">Bergson </text:span>son tratadas en el primer capitulo de <text:span text:style-name="T1">La</text:span> <text:span text:style-name="T1">Imagen-moviento</text:span><text:note text:id="ftn1" text:note-class="footnote"><text:note-citation>1</text:note-citation><text:note-body><text:p text:style-name="P1">La imagen-movimeinto, estudiso sobre cine 1. Gilles Deleuze.</text:p></text:note-body></text:note>, corresponde a tres niveles del movimiento que se pueden enunciar de la siguiente manera:</text:p>
      <text:list xml:id="list751385647" text:style-name="L2">
        <text:list-item>
          <text:p text:style-name="P11">El conjunto y sus partes, determinación de los sistemas cerrados.</text:p>
        </text:list-item>
        <text:list-item>
          <text:p text:style-name="P11">El movimiento que se establece entre las partes del sistema.</text:p>
        </text:list-item>
        <text:list-item>
          <text:p text:style-name="P11">El todo y sus cambios que se expresa en el movimiento.</text:p>
        </text:list-item>
      </text:list>
      <text:p text:style-name="P4"/>
      <text:p text:style-name="P5">Estos tres niveles se pueden corresponder con el <text:span text:style-name="T1">encuadre</text:span>, el <text:span text:style-name="T1">plano</text:span> y el <text:span text:style-name="T1">montaje. Deleuze </text:span>considera al <text:span text:style-name="T1">encuadre </text:span>como un sistema o conjuntos cerrados correspondiendo con la primera tesis del movimiento, el <text:span text:style-name="T1">plano </text:span>es el movimiento y el <text:span text:style-name="T1">montaje</text:span> es la duración del todo.</text:p>
      <text:p text:style-name="P5"/>
      <text:p text:style-name="P7">Deleuze <text:span text:style-name="T2">considera al </text:span>montaje <text:span text:style-name="T2">de la siguiente manera: “...A través de los raccords</text:span><text:span text:style-name="T2"><text:note text:id="ftn2" text:note-class="footnote"><text:note-citation>2</text:note-citation><text:note-body><text:p text:style-name="P2">Raccords: <text:span text:style-name="T1">voz francesa para designar la continuidad que debe existir en la unión de dos encuadres. Perfecto ajuste de movimiento y detalles entre un plano y otro. Viene determinado por su contenido material, dinámico, estructural, de corte y de longitud. Como los planos no se ruedan por orden, conviene precisar minuciosamente la posición y el gesto de cada uno de los intérpretes, así como la colocación de los accesorios, a fin de que todo pueda estar como al final del plano precedente. Esta labor corre a cargo el la script gilr o anotadora.</text:span></text:p></text:note-body></text:note></text:span><text:span text:style-name="T2">, cortes y falsos raccords, el montaje es la determinación del Todo (el tercer nivel bergsoniano). Eisenstein no se cansa de recordar que el montaje es el todo del film, la Idea”, continua diciendo, “... El montaje es esa operación que recae sobre las imágenes-movimiento para desprender de ellas el todo, la idea, es decir, la imagen del tiempo...“. </text:span>Deleuze<text:span text:style-name="T2"> argumenta que durante un film algo cambia, lo que cambia es el tiempo o duración en relación con las imágenes-movimiento del film. Esta idea propone concebir el tiempo en función del movimiento: “...El montaje no es otra cosa que la composición, la disposición de las imágenes-movimiento como constitutiva de una imagen indirecta del tiempo...”.</text:span></text:p>
      <text:p text:style-name="P5"/>
      <text:p text:style-name="P5">Existen tres formas de montaje o de alternancia rítmica:</text:p>
      <text:list xml:id="list728841429" text:style-name="L8">
        <text:list-item>
          <text:p text:style-name="P15">la alternancia de partes diferenciadas.</text:p>
        </text:list-item>
        <text:list-item>
          <text:p text:style-name="P15">la alternancia de dimensiones relativas.</text:p>
        </text:list-item>
        <text:list-item>
          <text:p text:style-name="P24"><text:span text:style-name="T2">la alternancia de acciones convergentes, esta tercera figura del montaje llamado </text:span>montaje concurrente o convergente <text:span text:style-name="T2">se consigue alternando momentos de acciones diferentes. Igualmente acelerando la alternancia se consigue el m</text:span>ontaje acelerado <text:span text:style-name="T2">en donde se alternan momentos de dos acciones muy seguidos uno del otro.</text:span></text:p>
        </text:list-item>
      </text:list>
      <text:p text:style-name="P5"/>
      <text:p text:style-name="P5">Cuando se considera el tiempo en relación con el movimiento es decir considerar al tiempo como medida del movimiento se consiguen dos aspectos del tiempo que son cronosignos<text:note text:id="ftn3" text:note-class="footnote"><text:note-citation>3</text:note-citation><text:note-body><text:p text:style-name="Footnote">Cronosignos: </text:p></text:note-body></text:note>:</text:p>
      <text:list xml:id="list820927305" text:style-name="L3">
        <text:list-item>
          <text:p text:style-name="P13">el tiempo como un todo: “...como gran círculo o espiral recogiendo el conjunto del movimiento en el universo... es la espiral abierta en los dos extremos, la inmensidad <text:soft-page-break/>del pasado y del futuro... el presente infinitamente dilatado se convertiría justamente en el todo”. </text:p>
        </text:list-item>
        <text:list-item>
          <text:p text:style-name="P13">el tiempo como intervalo: “...marcando la más pequeña unidad de movimiento o de acción... es el presente variable acelerado... el presente infinitamente contraído, el todo pasaría al intervalo...”.</text:p>
        </text:list-item>
      </text:list>
      <text:p text:style-name="P5"/>
      <text:p text:style-name="P7">Deleuze<text:span text:style-name="T2"> concluye que: “... Lo que nace en el montaje o de la composición de imagenes-movimiento” no es otra cosa que la Idea, esa imagen indirecta del tiempo: el todo que envuelve y desenvuelve el conjunto de las partes... y el intervalo entre acciones haciéndose cada vez más pequeño en el montaje acelerado.</text:span></text:p>
      <text:p text:style-name="P5"/>
      <text:list xml:id="list430877602" text:continue-list="list12888818941" text:style-name="L1">
        <text:list-item>
          <text:p text:style-name="P18">Especifique que aspectos definen o caracterizan cada uno de las cuatros escuelas estudiados por <text:span text:style-name="T1">Deleuze.</text:span></text:p>
        </text:list-item>
      </text:list>
      <text:p text:style-name="P4"/>
      <text:p text:style-name="P6">Deleuze<text:span text:style-name="T2"> destaca cuatro escuelas de cine, la distinción se fundamenta en el tipo de montaje, que son las siguientes:</text:span></text:p>
      <text:p text:style-name="P6"><text:span text:style-name="T2"/></text:p>
      <text:list xml:id="list1799034813" text:style-name="L4">
        <text:list-item>
          <text:p text:style-name="P20"><text:span text:style-name="T2">Escuela Norte Americana</text:span><text:span text:style-name="T2"><text:note text:id="ftn4" text:note-class="footnote"><text:note-citation>4</text:note-citation><text:note-body><text:p text:style-name="P2">“...en la época de Griffith y posteriormente, por sí misma la imagen-movimiento sólo rara vez remite a la movilidad de la cámara, y casi siempre nace de una sucesión de planos fijos que ya supone el montaje...” (pag51)</text:p></text:note-body></text:note></text:span><text:span text:style-name="T2">, de “</text:span><text:span text:style-name="T1">tendencia orgánica”. </text:span><text:span text:style-name="T2">Desde</text:span><text:span text:style-name="T1"> Griffith</text:span><text:span text:style-name="T1"><text:note text:id="ftn5" text:note-class="footnote"><text:note-citation>5</text:note-citation><text:note-body><text:p text:style-name="P1">La matanza (), El nacimiento de una nación (), Enoch Arden, Las dos tormentas (), La culpa ajena ()</text:p></text:note-body></text:note></text:span><text:span text:style-name="T1"> </text:span><text:span text:style-name="T2">las imagen-movimiento son</text:span><text:span text:style-name="T1"> “... una organización, un organismo, una gran unidad orgánica... una unidad en lo diverso...: están los hombres y las mujeres, los ricos y los pobres, la ciudad y el campo, el Norte y el Sur, los interiores y los exteriores...”. </text:span><text:span text:style-name="T2">Estableciendo relaciones binarias constituyendo un “</text:span><text:span text:style-name="T1">montaje alternado paralelo”</text:span><text:span text:style-name="T2">. El conjunto (planos generales) y la parte (primeros planos) entrar en relación con el agrandamiento de un detalle con la consecuente miniaturización del conjunto. Las partes del conjunto reaccionan entre si y entrado en conflicto y amenazar la unidad del conjunto, </text:span><text:span text:style-name="T1">montaje paralelo</text:span><text:span text:style-name="T2"> “...Las acciones convergentes tienden hacia un mismo fin, y alcanzan el lugar del duelo para invertir el desenlace, salvar la inocencia o rehacer la unidad comprometida” (pag 53). Ocurre el </text:span><text:span text:style-name="T1">montaje concurrente o convergente </text:span><text:span text:style-name="T2">para luego un </text:span><text:span text:style-name="T1">montaje acelerado</text:span><text:span text:style-name="T2"> en los momentos definitorios. El cine Norte Americano de </text:span><text:span text:style-name="T1">Griffith</text:span><text:span text:style-name="T2"> hace uso del montaje de tercer tipo, la alternancia de acciones convergentes.</text:span></text:p>
        </text:list-item>
      </text:list>
      <text:p text:style-name="P5"><text:tab/></text:p>
      <text:p text:style-name="P8"><text:span text:style-name="T2"><text:tab/>“...Una poderosa representación orgánica arrastra así al conjunto y a las partes. El cine americano extraerá de ella su forma más solida: de la situación de conjunto a la situación restablecida o transformada, por intermedio de un duelo, de una convergencia de acciones. El montaje americano es orgánico-activo...”. Destaca </text:span><text:span text:style-name="T1">Deleuze </text:span><text:span text:style-name="T2">que desde esta forma de montaje se sigue la narrativa y que no existe una subordinación del cine a la narración.</text:span></text:p>
      <text:p text:style-name="P5"/>
      <text:list xml:id="list705853119" text:continue-numbering="true" text:style-name="L4">
        <text:list-item>
          <text:p text:style-name="P20"><text:span text:style-name="T2">Escuela Soviética, </text:span><text:span text:style-name="T1">“dialéctica”</text:span><text:span text:style-name="T2">. </text:span><text:span text:style-name="T1">Eisentein</text:span><text:span text:style-name="T1"><text:note text:id="ftn6" text:note-class="footnote"><text:note-citation>6</text:note-citation><text:note-body><text:p text:style-name="P1">El acorazado Potemkin (), La escalera de odesa (), Ivan el terrble (), Octubre()</text:p></text:note-body></text:note></text:span><text:span text:style-name="T1"> </text:span><text:span text:style-name="T2">reclama a </text:span><text:span text:style-name="T1">Griffith “... haber entendido la oposición de una manera accidental, y no como una fuerza motriz interna por la cual la unidad dividida vuelve a formar una unidad nueva en otro nivel...”. Eisentein </text:span><text:span text:style-name="T2">conserva la noción de composición orgánica de imagen-movimiento, del conjunto a la situación cambiada y de la oposición y la superación de la oposición. Falto según </text:span><text:span text:style-name="T1">Eisentenin</text:span><text:span text:style-name="T2"> considerar la dialéctica del organismo con una ley de génesis, crecimiento </text:span><text:soft-page-break/><text:span text:style-name="T2">y desarrollo, “...Lo orgánico es efectivamente una gran espiral... [que] debe ser concebida “científicamente</text:span><text:span text:style-name="T1">” ...”</text:span><text:span text:style-name="T2">.</text:span></text:p>
          <text:p text:style-name="P14"/>
          <text:p text:style-name="P14">La ley interna de esta espiral orgánica es la sección áurea que divide el conjunto en “... dos partes oponibles pero desiguales”. En este caso las oposiciones son múltiples:</text:p>
        </text:list-item>
      </text:list>
      <text:list xml:id="list67651929" text:style-name="L5">
        <text:list-item>
          <text:p text:style-name="P27">Cuantitativa, uno-varios, un hombre-varios hombres, un solo disparo-una salva, un buque-una flota. </text:p>
        </text:list-item>
        <text:list-item>
          <text:p text:style-name="P27">Cualitativa, las aguas-la tierra.</text:p>
        </text:list-item>
        <text:list-item>
          <text:p text:style-name="P27">Intensiva, las tinieblas-la luz.</text:p>
        </text:list-item>
        <text:list-item>
          <text:p text:style-name="P28">Dinámica, movimientos ascendentes y descendentes, de derecha a izquierda y a la inversa.</text:p>
        </text:list-item>
      </text:list>
      <text:p text:style-name="P26"/>
      <text:p text:style-name="P8"><text:span text:style-name="T1">Eisentein </text:span><text:span text:style-name="T2">propone que la imagen-movimiento es célula del montaje, y no simple elemento de montaje: “...La oposición esta al servicio de la unidad dialéctica, y marca su progresión de la situación de partida <text:s/>a la situación de llegada... el conjunto se refleja en cada parte, y que cada espiral o parte reproduce el conjunto...”. El </text:span><text:span text:style-name="T1">montaje paralelo</text:span><text:span text:style-name="T2"> de la escuela Norte Americana es reemplazado por el </text:span><text:span text:style-name="T1">montaje de oposición </text:span><text:span text:style-name="T2">y el montaje convergente o concurrente por un montaje de saltos cualitativos.</text:span></text:p>
      <text:p text:style-name="P5"/>
      <text:p text:style-name="P8"><text:span text:style-name="T1">Deleuze </text:span><text:span text:style-name="T2"><text:s/>destaca también el elemento patético o el desarrollo: “... no hay solamente unidad orgánica de opuestos sino paso patético del opuesto a su contraria... de la tristeza a la ira, de la duda a la certidumbre, de la resignación a la revuelta... el cambio de cualidad, <text:s/>el surgimiento repentino de la nueva cualidad, su elevación al cuadrado...”. Constituyendo un conjunto orgánico-patetico. </text:span><text:span text:style-name="T1">Eisenstein</text:span><text:span text:style-name="T2"> consigue en sus film mostrar nuevos concepciones del primer plano, del montaje acelerado, del montaje vertical, montaje de atracciones, montaje intelectual o de conciencia.</text:span></text:p>
      <text:p text:style-name="P5"/>
      <text:p text:style-name="P8"><text:span text:style-name="T2">Otro autor soviético </text:span><text:span text:style-name="T1">Pudovkin</text:span><text:span text:style-name="T1"><text:note text:id="ftn7" text:note-class="footnote"><text:note-citation>7</text:note-citation><text:note-body><text:p text:style-name="Footnote">La madre (), El fin de San Petersburgo (), La tempestad sobre Asia ().</text:p></text:note-body></text:note></text:span><text:span text:style-name="T1"> </text:span><text:span text:style-name="T2">se interesa por la progresión de la conciencia: “... en los saltos cualitativos de toma de conciencia...”, ademas, destaca la naturaleza. Pero sobre todo: “... el arte más profundo de </text:span><text:span text:style-name="T1">Pudovkin</text:span><text:span text:style-name="T2"> está en revelar el conjunto de una situación por la conciencia que un personaje toma de ella, y en prolongarlo hasta donde la conciencia puede extenderse y actuar...”.</text:span></text:p>
      <text:p text:style-name="P5"/>
      <text:p text:style-name="P7"><text:span text:style-name="T2">También esta </text:span>Dovjenko<text:note text:id="ftn8" text:note-class="footnote"><text:note-citation>8</text:note-citation><text:note-body><text:p text:style-name="P1">El arsenal (), La Tierra (), Aerograd (), Zvenigora ().</text:p></text:note-body></text:note><text:span text:style-name="T2"> preocupado por la relación triádica entre las partes, el conjunto y el todo. “... si hubo un autor que supo hacer que un conjunto y unas partes se sumerjan en un todo que les otorga una profundidad y una extensión sin medida común con sus límites propios, ese fue </text:span>Dovjenko...”.</text:p>
      <text:p text:style-name="P7"/>
      <text:p text:style-name="P7">Dziga Vertov<text:note text:id="ftn0" text:note-class="footnote"><text:note-citation>9</text:note-citation><text:note-body><text:p text:style-name="P2">Cine-ojo: Escuela<text:span text:style-name="T1"> de cine documental fundada en Moscú, el 21 de mayo de 1922, por Dziga Vertov, junto a sus amigos Kopaline y Belakov, y a su hermano Michael Kaufmann. Alejándose de todos los artificios derivados del teatro (estudio, intérpretes, escenarios, dirección), rechanzando cualquier reconstrucción compositiva ante la cámara, el grupo Kino-Glasz (Cine-Ojo) se proponía «seleccionar la realidad en vivo» , tomando sus imágenes de la vida misma. El arte consistía simplemente en cuadra los fragmentos de realidad seleccionados, ordenados y montarlos. La significación provenía del sentido que tomas los hechos al ser relacionados entre sí. Tomados en directo, se encontraban orientados y transformados en función del papel que debían debían representar en la continuidad. Esta escuela tuvo una considerable influencia en la antigua URSS y en el resto del mundo. Señalo la importancia del montaje e incitó a los cineastas soviéticos a situar al hombre en su contexto social, a desarrollar y medir la importancia e influencia del medio. Diccionario de Cine, Rodolfo Santovenia. </text:span></text:p></text:note-body></text:note> </text:p>
      <text:list xml:id="list1814352607" text:style-name="L6">
        <text:list-header>
          <text:p text:style-name="P16"><text:soft-page-break/></text:p>
        </text:list-header>
      </text:list>
      <text:list xml:id="list1349435182" text:continue-list="list705853119" text:style-name="L4">
        <text:list-item>
          <text:p text:style-name="P20">Escuela Francesa o escuela impresionista<text:note text:id="ftn10" text:note-class="footnote"><text:note-citation>10</text:note-citation><text:note-body><text:p text:style-name="P2">Impresionista: Nombre dado a un grupo de cineastas franceses durante los primeros años de la década de los 20, formado por Germaine Dulac, Jean Epstein, Abel Gance, Marcel L'Herbier y Louis Delluc, pionero de la dramaturgia cinematográfica. Con la muerte prematura de Louis Delluc, en 1924 el grupo se disolvió y tomo diversos derroteros.</text:p></text:note-body></text:note>, <text:span text:style-name="T1">“cuantitativa”. </text:span>Se desarrolla antes de la <text:span text:style-name="T3">segunda</text:span> guerra mundial y destaca entre los realizadores a <text:span text:style-name="T1">Abel</text:span> <text:span text:style-name="T1">Gance</text:span><text:span text:style-name="T1"><text:note text:id="ftn11" text:note-class="footnote"><text:note-citation>11</text:note-citation><text:note-body><text:p text:style-name="P1">La rueda</text:p></text:note-body></text:note></text:span><text:span text:style-name="T1">. </text:span>Igual que la escuela soviética rompe con la composición orgánica. <text:span text:style-name="T1">Deleuze </text:span><text:s/>habla sobre esta escuela en los siguientes términos: “... Lo que podría definir a la escuela francesa es, más bien, una suerte de cartesianismo: se trata sobre todo de autores interesados sobre todos en la cantidad de movimiento, y las relaciones métricas que permite definirlas...” . Existe una necesidad de conseguir una concepción científica en donde <text:span text:style-name="T1">Griffith</text:span> resultaba empírico. Elaboraron un composición mecánica<text:note text:id="ftn9" text:note-class="footnote"><text:note-citation>12</text:note-citation><text:note-body><text:p text:style-name="P1">La feria (Coeur fidéle) () de Epstein, El dorado de L'Herbier (), Maldone de Grémillon. </text:p></text:note-body></text:note> de las imágenes-movimiento. La máxima cantidad de movimientos se pude conseguir tanto con movimientos lentos o movimientos rápidos: “...<text:span text:style-name="T1">Según las variaciones del presente o las contradicciones del intervalo, se podrá decir que un movimiento muy lento realiza la cantidad más grande de movimiento posible, tonto como un movimiento muy rápido en el otro caso...”.</text:span></text:p>
        </text:list-item>
      </text:list>
      <text:p text:style-name="P8"><text:span text:style-name="T1"/></text:p>
      <text:p text:style-name="P7">Deleuze <text:span text:style-name="T2">concluye refiriéndose a la escuela francesa: “... lo que la escuela francesa inventa con </text:span>Gance<text:span text:style-name="T2"> es un cine de lo sublime. La composición de las imágenes-movimiento da siempre la imagen del tiempo en sus dos aspectos, el tiempo como intervalo y el tiempo como todo, el tiempo como presente variable y el tiempo como inmensidad del pasado y del futuro...”.</text:span></text:p>
      <text:p text:style-name="P8"/>
      <text:list xml:id="list2072833812" text:continue-numbering="true" text:style-name="L4">
        <text:list-item>
          <text:p text:style-name="P14">Escuela Alemana, <text:span text:style-name="T1">“expresionista</text:span><text:span text:style-name="T1"><text:note text:id="ftn12" text:note-class="footnote"><text:note-citation>13</text:note-citation><text:note-body><text:p text:style-name="P2">Expresionismo: Doctrina artística que transpone la realidad según su propia sensibilidad. Tendencia artística <text:s/>que se propone hallar, mediante transposición, un modo de expresión de las sensaciones. Escuela cinematográfica alemana surgida de las experiencias teatrales de Max Reinhardt, Georg Fuchs, Kasimir Edschmidt y otros con la aparición del Expresionismo pictórico. Su finalidad es explicar y comunicar los estados <text:span text:style-name="T2">de ánimo de los personajes valiéndose del simbolismo de las formas (lineas, volúmenes, valores plásticos), de manera tal que el decorado, muy ligado con la acción, aparezca como proyección desmesuradamente agrandada del drama. En lo fundamental tomado de la pintura (El gabinete del doctor Caligari/Das Kabinett des Dr. Caligari, 1919 de Robert Wiene), el Expresionismo evolucionó hacia un arte más realista, a veces echando mano a la leyenda o a la imaginación, para justificar una estilización más o menos acentuada. Así fueron los filmes de Eisentein (Iván el terrible/Ivan Grozni, 1942-1946) y en cierto modo, la influencia ejercida por esta escuela sobre los de Orson Welles (El ciudadano Kane/Citizen Kane, 1941), de John Ford (Hombres del mar/The Long Voyage Home, 1940), o de Marcel Carné (Amanece/Le jour se léve, 1939).</text:span></text:p></text:note-body></text:note></text:span><text:span text:style-name="T1">”. </text:span>Se privilegia el uso de la luz y se establece una relación relación entre movimiento y luz: “... la luz como grado (lo blanco) y el cero (lo negro) entran en relaciones concretas de contraste o de mezcla... es toda la serie contrastada de las líneas blancas y las lineas negras, de los rayos de luz y de los trazos de sombra...”. El juego con la luz posibilita también el claroscuro: “... es la serie mezclada de claroscuro, donde la transformación continua de todos sus grados constituye «una gama fluida de graduaciones que se suceden sin cesar»...” . <text:s/>Entre los realizadores destacan Fritz Lang, Weger, Murnau.</text:p>
        </text:list-item>
      </text:list>
      <text:p text:style-name="P6"/>
      <text:p text:style-name="P6"/>
      <text:p text:style-name="P10">Caracas, 14 de Diciembre de 2012</text:p>
      <text:p text:style-name="P3">Escuela de Filosofía, Seminario <text:span text:style-name="T1">Deleuze y Cine</text:span></text:p>
      <text:p text:style-name="P9">3er Ensayo</text:p>
      <text:p text:style-name="P3">Guillermo Lengemann</text:p>
      <text:p text:style-name="P22">C.I 24.656.624</text:p>
      <text:p text:style-name="P22"/>
      <text:list xml:id="list411867450" text:style-name="L7">
        <text:list-item>
          <text:list>
            <text:list-item>
              <text:p text:style-name="P17">¿Como es posible expresar y como se expresan estilos de pensamiento a través del montaje?</text:p>
            </text:list-item>
            <text:list-item>
              <text:p text:style-name="P17">¿En que consiste la critica que <text:span text:style-name="T1">Deleuze</text:span> hace en sus estudios sobre cine hace a la fenomenología?</text:p>
            </text:list-item>
            <text:list-item>
              <text:p text:style-name="P17">¿como define <text:span text:style-name="T1">Deleuze</text:span> la noción de plano inmanencia a partir del cine y que implicaciones tiene este concepto en la distinción sujeto-objet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Predeterminado"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style:font-name="Liberation Sans1" fo:font-size="10pt" fo:font-style="italic"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4:24:21</meta:creation-date>
    <dc:date>2012-12-06T23:11:15</dc:date>
    <meta:editing-duration>PT6H43M28S</meta:editing-duration>
    <meta:editing-cycles>42</meta:editing-cycles>
    <meta:generator>LibreOffice/3.5$Linux_x86 LibreOffice_project/350m1$Build-2</meta:generator>
    <meta:document-statistic meta:table-count="0" meta:image-count="0" meta:object-count="0" meta:page-count="5" meta:paragraph-count="60" meta:word-count="2243" meta:character-count="9254" meta:non-whitespace-character-count="11848"/>
  </office:meta>
</office:document-meta>
</file>